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Courier New" fo:font-size="18pt" fo:letter-spacing="normal" fo:font-style="normal" style:text-underline-style="solid" style:text-underline-width="auto" style:text-underline-color="font-color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Courier New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NU coreutil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3-11-0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history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me history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coreutils was a merge of several packages</text:span></text:p>
            <text:list text:style-name="L5">
              <text:list-item>
                <text:p text:style-name="P8"><text:span text:style-name="T4">fileutils </text:span></text:p>
              </text:list-item>
              <text:list-item>
                <text:p text:style-name="P7"><text:span text:style-name="T4">textutils</text:span></text:p>
              </text:list-item>
              <text:list-item>
                <text:p text:style-name="P7"><text:span text:style-name="T4">sh-utils</text:span></text:p>
              </text:list-item>
            </text:list>
            <text:p text:style-name="P9"><text:span text:style-name="T4">Sometime in Sept 2002</text:span></text:p>
          </draw:text-box>
        </draw:frame>
        <presentation:notes draw:style-name="dp2">
          <draw:page-thumbnail draw:name="Google Shape;57;g295f7ede7da_0_45:notes" draw:style-name="gr1" draw:layer="layout" svg:width="16.932cm" svg:height="9.524cm" svg:x="1.059cm" svg:y="1.905cm" draw:page-number="2" presentation:class="page"/>
          <draw:frame draw:name="Google Shape;58;g295f7ede7da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history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me history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5"><text:a xlink:href="https://git.savannah.gnu.org/cgit/coreutils.git/tree/README-package-renamed-to-coreutils" xlink:type="simple">https://git.savannah.gnu.org/cgit/coreutils.git/tree/README-package-renamed-to-coreutils</text:a></text:span></text:p>
            <text:p text:style-name="P8"><text:span text:style-name="T5"><text:a xlink:href="https://groups.google.com/g/gnu.utils.bug/c/iN5KuoJYRhU/m/V_6oiBAWF0EJ" xlink:type="simple">https://groups.google.com/g/gnu.utils.bug/c/iN5KuoJYRhU/m/V_6oiBAWF0EJ</text:a></text:span></text:p>
            <text:p text:style-name="P9"><text:span text:style-name="T4"/></text:p>
          </draw:text-box>
        </draw:frame>
        <presentation:notes draw:style-name="dp2">
          <draw:page-thumbnail draw:name="Google Shape;63;g295f7ede7da_0_64:notes" draw:style-name="gr1" draw:layer="layout" svg:width="16.932cm" svg:height="9.524cm" svg:x="1.059cm" svg:y="1.905cm" draw:page-number="3" presentation:class="page"/>
          <draw:frame draw:name="Google Shape;64;g295f7ede7da_0_6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‘coreutils’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ther ‘coreutils’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Busybox</text:span></text:p>
            <text:p text:style-name="P8"><text:span text:style-name="T4">Combines many common UNIX utilities into a single small executable</text:span></text:p>
            <text:p text:style-name="P8"><text:span text:style-name="T4">Drop-in replacement for most of the GNU coreutils (with fewer options)</text:span></text:p>
            <text:p text:style-name="P9"><text:span text:style-name="T4">Focus on small-size, e.g. for embedded systems, modular, include / exclude utilities during compile time</text:span></text:p>
          </draw:text-box>
        </draw:frame>
        <presentation:notes draw:style-name="dp2">
          <draw:page-thumbnail draw:name="Google Shape;69;g295f7ede7da_0_70:notes" draw:style-name="gr1" draw:layer="layout" svg:width="16.932cm" svg:height="9.524cm" svg:x="1.059cm" svg:y="1.905cm" draw:page-number="4" presentation:class="page"/>
          <draw:frame draw:name="Google Shape;70;g295f7ede7da_0_7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‘coreutils’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ther ‘coreutils’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Toybox - Started in 2006</text:span></text:p>
            <text:p text:style-name="P8"><text:span text:style-name="T5"><text:a xlink:href="http://landley.net/toybox/" xlink:type="simple">http://landley.net/toybox/</text:a></text:span></text:p>
            <text:p text:style-name="P8"><text:span text:style-name="T5"><text:a xlink:href="https://lwn.net/Articles/202120/" xlink:type="simple">https://lwn.net/Articles/202120/</text:a></text:span></text:p>
            <text:p text:style-name="P8"><text:span text:style-name="T4">Goal was to make Android “self-hosting” by improving the CLI utilities</text:span></text:p>
            <text:p text:style-name="P9"><text:span text:style-name="T4">Merged by Google into AOSP and shipped with Android Marshmallow in 2015</text:span></text:p>
          </draw:text-box>
        </draw:frame>
        <presentation:notes draw:style-name="dp2">
          <draw:page-thumbnail draw:name="Google Shape;75;g295f7ede7da_0_80:notes" draw:style-name="gr1" draw:layer="layout" svg:width="16.932cm" svg:height="9.524cm" svg:x="1.059cm" svg:y="1.905cm" draw:page-number="5" presentation:class="page"/>
          <draw:frame draw:name="Google Shape;76;g295f7ede7da_0_8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‘coreutils’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ther ‘coreutils’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uutils coreutils</text:span></text:p>
            <text:p text:style-name="P8"><text:span text:style-name="T4">A Rust rewrite</text:span></text:p>
            <text:p text:style-name="P9"><text:span text:style-name="T4">https://github.com/uutils/coreutils</text:span></text:p>
          </draw:text-box>
        </draw:frame>
        <presentation:notes draw:style-name="dp2">
          <draw:page-thumbnail draw:name="Google Shape;81;g295f7ede7da_0_91:notes" draw:style-name="gr1" draw:layer="layout" svg:width="16.932cm" svg:height="9.524cm" svg:x="1.059cm" svg:y="1.905cm" draw:page-number="6" presentation:class="page"/>
          <draw:frame draw:name="Google Shape;82;g295f7ede7da_0_9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